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593cm"/>
    </style:style>
    <style:style style:name="pr6" style:family="presentation" style:parent-style-name="Default-subtitle">
      <style:graphic-properties draw:fill-color="#ffffff" fo:min-height="12.19cm"/>
    </style:style>
    <style:style style:name="P1" style:family="paragraph">
      <style:paragraph-properties fo:text-align="start"/>
    </style:style>
    <style:style style:name="P2" style:family="paragraph">
      <loext:graphic-properties draw:fill-color="#ffffff"/>
      <style:paragraph-properties fo:text-align="start"/>
      <style:text-properties fo:font-size="20pt" style:font-size-asian="20pt" style:font-size-complex="20pt"/>
    </style:style>
    <style:style style:name="P3" style:family="paragraph">
      <loext:graphic-properties draw:fill-color="#ffffff"/>
    </style:style>
    <style:style style:name="P4" style:family="paragraph">
      <loext:graphic-properties draw:fill-color="#ffffff"/>
      <style:paragraph-properties fo:text-align="start"/>
      <style:text-properties fo:font-size="24pt" style:font-size-asian="24pt" style:font-size-complex="24pt"/>
    </style:style>
    <style:style style:name="P5" style:family="paragraph">
      <loext:graphic-properties draw:fill-color="#ffffff"/>
      <style:paragraph-properties fo:text-align="start"/>
    </style:style>
    <style:style style:name="P6" style:family="paragraph">
      <style:paragraph-properties fo:text-align="start"/>
      <style:text-properties fo:font-size="24pt" style:font-size-asian="22pt" style:font-size-complex="22pt"/>
    </style:style>
    <style:style style:name="P7" style:family="paragraph">
      <loext:graphic-properties draw:fill-color="#ffffff"/>
      <style:paragraph-properties fo:text-align="start"/>
      <style:text-properties fo:font-size="24pt" style:font-size-asian="22pt" style:font-size-complex="22pt"/>
    </style:style>
    <style:style style:name="P8" style:family="paragraph">
      <style:paragraph-properties fo:text-align="start"/>
      <style:text-properties fo:font-size="28pt" style:font-size-asian="28pt" style:font-size-complex="28pt"/>
    </style:style>
    <style:style style:name="P9" style:family="paragraph">
      <loext:graphic-properties draw:fill-color="#ffffff"/>
      <style:paragraph-properties fo:text-align="start"/>
      <style:text-properties fo:font-size="28pt" style:font-size-asian="28pt" style:font-size-complex="28pt"/>
    </style:style>
    <style:style style:name="P10" style:family="paragraph">
      <style:paragraph-properties fo:text-align="start"/>
      <style:text-properties fo:font-size="26pt" style:font-size-asian="26pt" style:font-size-complex="26pt"/>
    </style:style>
    <style:style style:name="P11" style:family="paragraph">
      <loext:graphic-properties draw:fill-color="#ffffff"/>
      <style:paragraph-properties fo:text-align="start"/>
      <style:text-properties fo:font-size="26pt" style:font-size-asian="26pt" style:font-size-complex="26pt"/>
    </style:style>
    <style:style style:name="P12" style:family="paragraph">
      <style:paragraph-properties fo:text-align="center"/>
    </style:style>
    <style:style style:name="P13" style:family="paragraph">
      <style:paragraph-properties fo:margin-left="0cm" fo:margin-right="0cm" fo:text-align="start" fo:text-indent="0cm"/>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style:font-size-asian="22pt" style:font-size-complex="22pt"/>
    </style:style>
    <style:style style:name="T4" style:family="text">
      <style:text-properties fo:font-size="28pt" style:font-size-asian="28pt" style:font-size-complex="28pt"/>
    </style:style>
    <style:style style:name="T5"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Strings</text:p>
          </draw:text-box>
        </draw:frame>
        <draw:frame presentation:style-name="pr2" draw:text-style-name="P2" draw:layer="layout" svg:width="25.199cm" svg:height="9.134cm" svg:x="1.4cm" svg:y="3.68cm" presentation:class="subtitle" presentation:user-transformed="true">
          <draw:text-box>
            <text:p text:style-name="P1"><text:span text:style-name="T1">In python, strings can be created by enclosing the character or the sequence of characters in the quotes. Python allows us to use single quotes, double quotes, or triple quotes to create the string.</text:span></text:p>
            <text:p text:style-name="P1"><text:span text:style-name="T1">Consider the following example in python to create a string.</text:span></text:p>
            <text:p text:style-name="P1"><text:span text:style-name="T1">str = "Hi Python !" <text:s/></text:span></text:p>
            <text:p text:style-name="P1"><text:span text:style-name="T1">Here, if we check the type of the variable str using a python script</text:span></text:p>
            <text:p text:style-name="P1"><text:span text:style-name="T1">print(type(str)), then it will print string (str). <text:s/></text:span></text:p>
            <text:p text:style-name="P1"><text:span text:style-name="T1">In python, strings are treated as the sequence of strings which means that python doesn't support the character data type instead a single character written as 'p' is treated as the string of length 1.</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Different methods for strings</text:p>
          </draw:text-box>
        </draw:frame>
        <draw:frame presentation:style-name="pr4" draw:layer="layout" svg:width="25.199cm" svg:height="9.134cm" svg:x="1.4cm" svg:y="3.685cm" presentation:class="outline">
          <draw:text-box>
            <text:list text:style-name="L2">
              <text:list-header>
                <text:p>&gt;&gt;&gt; s = "kushal das"</text:p>
                <text:p>&gt;&gt;&gt; s.title()</text:p>
                <text:p>'Kushal Das'</text:p>
                <text:p>&gt;&gt;&gt; z = s.upper()</text:p>
                <text:p>&gt;&gt;&gt; z</text:p>
                <text:p>'KUSHAL DAS'</text:p>
                <text:p>&gt;&gt;&gt; z.lower()</text:p>
                <text:p>'kushal das'</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2">
        <draw:frame presentation:style-name="pr5" draw:text-style-name="P2" draw:layer="layout" svg:width="25.199cm" svg:height="12.593cm" svg:x="1.4cm" svg:y="0.419cm" presentation:class="subtitle" presentation:user-transformed="true">
          <draw:text-box>
            <text:p text:style-name="P1"><text:span text:style-name="T1">&gt;&gt;&gt; s = "I am A pRoGraMMer"</text:span></text:p>
            <text:p text:style-name="P1"><text:span text:style-name="T1">&gt;&gt; s.swapcase()</text:span></text:p>
            <text:p text:style-name="P1"><text:span text:style-name="T1">'i AM a PrOgRAmmER'</text:span></text:p>
            <text:p text:style-name="P1"><text:span text:style-name="T1">&gt;&gt;&gt; s = "jdwb 2323bjb"</text:span></text:p>
            <text:p text:style-name="P1"><text:span text:style-name="T1">&gt;&gt;&gt; s.isalnum()</text:span></text:p>
            <text:p text:style-name="P1"><text:span text:style-name="T1">False</text:span></text:p>
            <text:p text:style-name="P1"><text:span text:style-name="T1">&gt;&gt;&gt; s = "jdwb2323bjb"</text:span></text:p>
            <text:p text:style-name="P1"><text:span text:style-name="T1">&gt;&gt;&gt; s.isalnum()</text:span></text:p>
            <text:p text:style-name="P1"><text:span text:style-name="T1">True</text:span></text:p>
            <text:p text:style-name="P1"><text:span text:style-name="T1">&gt;&gt;&gt; s = "SankarshanSir"</text:span></text:p>
            <text:p text:style-name="P1"><text:span text:style-name="T1">&gt;&gt;&gt; s.isalpha()</text:span></text:p>
            <text:p text:style-name="P1"><text:span text:style-name="T1">True</text:span></text:p>
            <text:p text:style-name="P1"><text:span text:style-name="T1">&gt;&gt;&gt; s = "Sankarshan Sir"</text:span></text:p>
            <text:p text:style-name="P1"><text:span text:style-name="T1">&gt;&gt;&gt; s.isalpha()</text:span></text:p>
            <text:p text:style-name="P1"><text:span text:style-name="T1">False</text:span></text:p>
            <text:p text:style-name="P1"><text:span text:style-name="T1"/></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draw:frame presentation:style-name="pr6" draw:text-style-name="P2" draw:layer="layout" svg:width="25.199cm" svg:height="12.19cm" svg:x="1.4cm" svg:y="0.624cm" presentation:class="subtitle" presentation:user-transformed="true">
          <draw:text-box>
            <text:p text:style-name="P1"><text:span text:style-name="T1">&gt;&gt;&gt; s = "1234"</text:span></text:p>
            <text:p text:style-name="P1"><text:span text:style-name="T1">&gt;&gt;&gt; s.isdigit() # To check if all the characters are digits or not</text:span></text:p>
            <text:p text:style-name="P1"><text:span text:style-name="T1">True</text:span></text:p>
            <text:p text:style-name="P1"><text:span text:style-name="T1">&gt;&gt;&gt; s = "Fedora9 is coming"</text:span></text:p>
            <text:p text:style-name="P1"><text:span text:style-name="T1">&gt;&gt;&gt; s.islower() # To check if all chracters are lower case or not</text:span></text:p>
            <text:p text:style-name="P1"><text:span text:style-name="T1">False</text:span></text:p>
            <text:p text:style-name="P1"><text:span text:style-name="T1">&gt;&gt;&gt; s = "Fedora9 Is Coming"</text:span></text:p>
            <text:p text:style-name="P1"><text:span text:style-name="T1">&gt;&gt;&gt; s.istitle() # To check if it is a title or not</text:span></text:p>
            <text:p text:style-name="P1"><text:span text:style-name="T1">True</text:span></text:p>
            <text:p text:style-name="P1"><text:span text:style-name="T1">&gt;&gt;&gt; s = "INDIA"</text:span></text:p>
            <text:p text:style-name="P1"><text:span text:style-name="T1">&gt;&gt;&gt; s.isupper() # To check if characters are in upper case or not</text:span></text:p>
            <text:p text:style-name="P1"><text:span text:style-name="T1">True</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draw:frame presentation:style-name="pr6" draw:text-style-name="P4" draw:layer="layout" svg:width="25.199cm" svg:height="12.19cm" svg:x="1.4cm" svg:y="0.628cm" presentation:class="subtitle" presentation:user-transformed="true">
          <draw:text-box>
            <text:p text:style-name="P1"><text:span text:style-name="T2">&gt;&gt;&gt; s = "We all love Python"</text:span></text:p>
            <text:p text:style-name="P1"><text:span text:style-name="T2">&gt;&gt;&gt; s.split(" ")</text:span></text:p>
            <text:p text:style-name="P1"><text:span text:style-name="T2">['We', 'all', 'love', 'Python']</text:span></text:p>
            <text:p text:style-name="P1"><text:span text:style-name="T2">&gt;&gt;&gt; x = "Nishant:is:waiting"</text:span></text:p>
            <text:p text:style-name="P1"><text:span text:style-name="T2">&gt;&gt;&gt; x.split(':')</text:span></text:p>
            <text:p text:style-name="P1"><text:span text:style-name="T2">['Nishant', 'is', 'waiting']</text:span></text:p>
            <text:p text:style-name="P1"><text:span text:style-name="T2">&gt;&gt;&gt; "-".join("GNU/Linux is great".split(" "))</text:span></text:p>
            <text:p text:style-name="P1"><text:span text:style-name="T2">'GNU/Linux-is-great'</text:span></text:p>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2.629cm" svg:x="1.4cm" svg:y="0.628cm" presentation:class="title">
          <draw:text-box>
            <text:p>String Indexing</text:p>
          </draw:text-box>
        </draw:frame>
        <draw:frame presentation:style-name="pr2" draw:text-style-name="P5" draw:layer="layout" svg:width="25.199cm" svg:height="9.134cm" svg:x="1.4cm" svg:y="3.685cm" presentation:class="subtitle">
          <draw:text-box>
            <text:p text:style-name="P1">str = “HELLO”</text:p>
            <text:p text:style-name="P1">str[0] = ‘H’</text:p>
            <text:p text:style-name="P1">str[1] = ‘E’</text:p>
            <text:p text:style-name="P1">str[2] = ‘L’</text:p>
            <text:p text:style-name="P1">str[3] = ‘L’</text:p>
            <text:p text:style-name="P1">str[4] = ‘O’</text:p>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2">
        <draw:frame presentation:style-name="pr6" draw:text-style-name="P5" draw:layer="layout" svg:width="25.199cm" svg:height="12.19cm" svg:x="1.4cm" svg:y="0.628cm" presentation:class="subtitle">
          <draw:text-box>
            <text:p text:style-name="P1">str[:] = ‘HELLO’</text:p>
            <text:p text:style-name="P1">str[0:] = ‘HELLO’</text:p>
            <text:p text:style-name="P1">str[:5] = ‘HELLO’</text:p>
            <text:p text:style-name="P1">str[:3] = ‘HEL’</text:p>
            <text:p text:style-name="P1">str[0:2] = ‘HE’</text:p>
            <text:p text:style-name="P1">str[1:4] = ‘ELL’</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2">
        <draw:frame presentation:style-name="pr6" draw:text-style-name="P5" draw:layer="layout" svg:width="25.199cm" svg:height="12.19cm" svg:x="1.4cm" svg:y="0.628cm" presentation:class="subtitle">
          <draw:text-box>
            <text:p text:style-name="P1">str = "HELLO" <text:s/></text:p>
            <text:p text:style-name="P1">str[0] = "h" <text:s/></text:p>
            <text:p text:style-name="P1">print(str) <text:s/></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2.629cm" svg:x="1.4cm" svg:y="0.628cm" presentation:class="title">
          <draw:text-box>
            <text:p>List</text:p>
          </draw:text-box>
        </draw:frame>
        <draw:frame presentation:style-name="pr2" draw:text-style-name="P7" draw:layer="layout" svg:width="25.199cm" svg:height="9.134cm" svg:x="1.4cm" svg:y="3.685cm" presentation:class="subtitle" presentation:user-transformed="true">
          <draw:text-box>
            <text:p text:style-name="P6"><text:span text:style-name="T3">List in python is implemented to store the sequence of various type of data. However, python contains six data types that are capable to store the sequences but the most common and reliable type is list.</text:span></text:p>
            <text:p text:style-name="P6"><text:span text:style-name="T3"/></text:p>
            <text:p text:style-name="P6"><text:span text:style-name="T3">A list can be defined as a collection of values or items of different types. The items in the list are separated with the comma (,) and enclosed with the square brackets [].</text:span></text:p>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2.629cm" svg:x="1.4cm" svg:y="0.628cm" presentation:class="title">
          <draw:text-box>
            <text:p>List Example</text:p>
          </draw:text-box>
        </draw:frame>
        <draw:frame presentation:style-name="pr2" draw:text-style-name="P5" draw:layer="layout" svg:width="25.199cm" svg:height="9.134cm" svg:x="1.4cm" svg:y="3.685cm" presentation:class="subtitle">
          <draw:text-box>
            <text:p text:style-name="P1">L1 = ["John", 102, "USA"] <text:s/></text:p>
            <text:p text:style-name="P1">L2 = [1, 2, 3, 4, 5, 6] <text:s/></text:p>
            <text:p text:style-name="P1">L3 = [1, "Ryan"]</text:p>
            <text:p text:style-name="P1"/>
            <text:p text:style-name="P1">&gt;&gt;&gt; spam = ['cat', 'dog', 'moose']</text:p>
            <text:p text:style-name="P1">&gt;&gt;&gt; len(spam)</text:p>
            <text:p text:style-name="P1">3 <text:s/></text:p>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2.629cm" svg:x="1.4cm" svg:y="0.628cm" presentation:class="title">
          <draw:text-box>
            <text:p>Indexing</text:p>
          </draw:text-box>
        </draw:frame>
        <draw:frame presentation:style-name="pr2" draw:text-style-name="P9" draw:layer="layout" svg:width="25.199cm" svg:height="9.134cm" svg:x="1.4cm" svg:y="3.682cm" presentation:class="subtitle" presentation:user-transformed="true">
          <draw:text-box>
            <text:p text:style-name="P8"><text:span text:style-name="T4">&gt;&gt;&gt; spam = [['cat', 'bat'], [10, 20, 30, 40, 50]]</text:span></text:p>
            <text:p text:style-name="P8"><text:span text:style-name="T4">&gt;&gt;&gt; spam[0]</text:span></text:p>
            <text:p text:style-name="P8"><text:span text:style-name="T4">['cat', 'bat']</text:span></text:p>
            <text:p text:style-name="P8"><text:span text:style-name="T4">&gt;&gt;&gt; spam[0][1]</text:span></text:p>
            <text:p text:style-name="P8"><text:span text:style-name="T4">'bat'</text:span></text:p>
            <text:p text:style-name="P8"><text:span text:style-name="T4">&gt;&gt;&gt; spam[1][4]</text:span></text:p>
            <text:p text:style-name="P8"><text:span text:style-name="T4">50</text:span></text:p>
            <text:p text:style-name="P8"><text:span text:style-name="T4">The first index di</text:span></text:p>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2.629cm" svg:x="1.4cm" svg:y="0.628cm" presentation:class="title">
          <draw:text-box>
            <text:p>Negative Indexing</text:p>
          </draw:text-box>
        </draw:frame>
        <draw:frame presentation:style-name="pr2" draw:text-style-name="P9" draw:layer="layout" svg:width="25.199cm" svg:height="9.134cm" svg:x="1.4cm" svg:y="3.683cm" presentation:class="subtitle" presentation:user-transformed="true">
          <draw:text-box>
            <text:p text:style-name="P8"><text:span text:style-name="T4">&gt;&gt;&gt; spam = ['cat', 'bat', 'rat', 'elephant']</text:span></text:p>
            <text:p text:style-name="P8"><text:span text:style-name="T4">&gt;&gt;&gt; spam[-1]</text:span></text:p>
            <text:p text:style-name="P8"><text:span text:style-name="T4">'elephant'</text:span></text:p>
            <text:p text:style-name="P8"><text:span text:style-name="T4">&gt;&gt;&gt; spam[-3]</text:span></text:p>
            <text:p text:style-name="P8"><text:span text:style-name="T4">'bat'</text:span></text:p>
            <text:p text:style-name="P8"><text:span text:style-name="T4">&gt;&gt;&gt; 'The ' + spam[-1] + ' is afraid of the ' + spam[-3] + '.'</text:span></text:p>
            <text:p text:style-name="P8"><text:span text:style-name="T4">'The elephant is afraid of the bat.'</text:span></text:p>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2.629cm" svg:x="1.4cm" svg:y="0.628cm" presentation:class="title">
          <draw:text-box>
            <text:p>List Slicing</text:p>
          </draw:text-box>
        </draw:frame>
        <draw:frame presentation:style-name="pr2" draw:text-style-name="P9" draw:layer="layout" svg:width="25.199cm" svg:height="9.134cm" svg:x="1.4cm" svg:y="3.685cm" presentation:class="subtitle">
          <draw:text-box>
            <text:p text:style-name="P8"><text:span text:style-name="T4">&gt;&gt;&gt; spam = ['cat', 'bat', 'rat', 'elephant']</text:span></text:p>
            <text:p text:style-name="P8"><text:span text:style-name="T4">&gt;&gt;&gt; spam[0:4]</text:span></text:p>
            <text:p text:style-name="P8"><text:span text:style-name="T4">['cat', 'bat', 'rat', 'elephant']</text:span></text:p>
            <text:p text:style-name="P8"><text:span text:style-name="T4">&gt;&gt;&gt; spam[1:3]</text:span></text:p>
            <text:p text:style-name="P8"><text:span text:style-name="T4">['bat', 'rat']</text:span></text:p>
            <text:p text:style-name="P8"><text:span text:style-name="T4">&gt;&gt;&gt; spam[0:-1]</text:span></text:p>
            <text:p text:style-name="P8"><text:span text:style-name="T4">['cat', 'bat', 'rat']</text:span></text:p>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2.629cm" svg:x="1.4cm" svg:y="0.628cm" presentation:class="title">
          <draw:text-box>
            <text:p>Updating Lists</text:p>
          </draw:text-box>
        </draw:frame>
        <draw:frame presentation:style-name="pr2" draw:text-style-name="P5" draw:layer="layout" svg:width="25.199cm" svg:height="9.134cm" svg:x="1.4cm" svg:y="3.685cm" presentation:class="subtitle">
          <draw:text-box>
            <text:p text:style-name="P1">List = [1, 2, 3, 4, 5, 6] <text:s text:c="2"/></text:p>
            <text:p text:style-name="P1">print(List) <text:s text:c="2"/></text:p>
            <text:p text:style-name="P1">List[2] = 10; <text:s/></text:p>
            <text:p text:style-name="P1">print(List) <text:s/></text:p>
            <text:p text:style-name="P1">List[1:3] = [89, 78] <text:s text:c="2"/></text:p>
            <text:p text:style-name="P1">print(List) <text:s/></text:p>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2.629cm" svg:x="1.4cm" svg:y="0.628cm" presentation:class="title">
          <draw:text-box>
            <text:p>List Concatenation and Replication</text:p>
          </draw:text-box>
        </draw:frame>
        <draw:frame presentation:style-name="pr2" draw:text-style-name="P11" draw:layer="layout" svg:width="25.199cm" svg:height="9.134cm" svg:x="1.4cm" svg:y="3.683cm" presentation:class="subtitle" presentation:user-transformed="true">
          <draw:text-box>
            <text:p text:style-name="P10"><text:span text:style-name="T5">&gt;&gt;&gt; [1, 2, 3] + ['A', 'B', 'C']</text:span></text:p>
            <text:p text:style-name="P10"><text:span text:style-name="T5">[1, 2, 3, 'A', 'B', 'C']</text:span></text:p>
            <text:p text:style-name="P10"><text:span text:style-name="T5">&gt;&gt;&gt; ['X', 'Y', 'Z'] * 3</text:span></text:p>
            <text:p text:style-name="P10"><text:span text:style-name="T5">['X', 'Y', 'Z', 'X', 'Y', 'Z', 'X', 'Y', 'Z']</text:span></text:p>
            <text:p text:style-name="P10"><text:span text:style-name="T5">&gt;&gt;&gt; spam = [1, 2, 3]</text:span></text:p>
            <text:p text:style-name="P10"><text:span text:style-name="T5">&gt;&gt;&gt; spam = spam + ['A', 'B', 'C']</text:span></text:p>
            <text:p text:style-name="P10"><text:span text:style-name="T5">&gt;&gt;&gt; spam</text:span></text:p>
            <text:p text:style-name="P10"><text:span text:style-name="T5">[1, 2, 3, 'A', 'B', 'C']</text:span></text:p>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2.629cm" svg:x="1.4cm" svg:y="0.628cm" presentation:class="title">
          <draw:text-box>
            <text:p>In and not in operators</text:p>
          </draw:text-box>
        </draw:frame>
        <draw:frame presentation:style-name="pr2" draw:text-style-name="P11" draw:layer="layout" svg:width="25.199cm" svg:height="9.226cm" svg:x="1.4cm" svg:y="3.635cm" presentation:class="subtitle" presentation:user-transformed="true">
          <draw:text-box>
            <text:p text:style-name="P10"><text:span text:style-name="T5">&gt;&gt;&gt; 'howdy' in ['hello', 'hi', 'howdy', 'heyas']</text:span></text:p>
            <text:p text:style-name="P10"><text:span text:style-name="T5">True</text:span></text:p>
            <text:p text:style-name="P10"><text:span text:style-name="T5">&gt;&gt;&gt; spam = ['hello', 'hi', 'howdy', 'heyas']</text:span></text:p>
            <text:p text:style-name="P10"><text:span text:style-name="T5">&gt;&gt;&gt; 'cat' in spam</text:span></text:p>
            <text:p text:style-name="P10"><text:span text:style-name="T5">False</text:span></text:p>
            <text:p text:style-name="P10"><text:span text:style-name="T5">&gt;&gt;&gt; 'howdy' not in spam</text:span></text:p>
            <text:p text:style-name="P10"><text:span text:style-name="T5">False</text:span></text:p>
            <text:p text:style-name="P10"><text:span text:style-name="T5">&gt;&gt;&gt; 'cat' not in spam</text:span></text:p>
            <text:p text:style-name="P10"><text:span text:style-name="T5">True</text:span></text:p>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32">
        <draw:frame presentation:style-name="pr6" draw:text-style-name="P5" draw:layer="layout" svg:width="25.199cm" svg:height="12.19cm" svg:x="1.4cm" svg:y="0.628cm" presentation:class="subtitle">
          <draw:text-box>
            <text:p text:style-name="P1">myPets = ['Zophie', 'Pooka', 'Fat-tail']</text:p>
            <text:p text:style-name="P1">print('Enter a pet name:')</text:p>
            <text:p text:style-name="P1">name = input()</text:p>
            <text:p text:style-name="P1">if name not in myPets:</text:p>
            <text:p text:style-name="P1">print('I do not have a pet named ' + name)</text:p>
            <text:p text:style-name="P1">else:</text:p>
            <text:p text:style-name="P1">print(name + ' is my pet.')</text:p>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2.629cm" svg:x="1.4cm" svg:y="0.628cm" presentation:class="title">
          <draw:text-box>
            <text:p>Iterating a list</text:p>
          </draw:text-box>
        </draw:frame>
        <draw:frame presentation:style-name="pr2" draw:text-style-name="P5" draw:layer="layout" svg:width="25.199cm" svg:height="9.134cm" svg:x="1.4cm" svg:y="3.685cm" presentation:class="subtitle">
          <draw:text-box>
            <text:p text:style-name="P1">List = ["John", "David", "James", "Jonathan"] <text:s/></text:p>
            <text:p text:style-name="P1">for i in List: <text:s text:c="3"/></text:p>
            <text:p text:style-name="P1"><text:s text:c="4"/>print(i);</text:p>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2.629cm" svg:x="1.4cm" svg:y="0.628cm" presentation:class="title">
          <draw:text-box>
            <text:p>Methods</text:p>
          </draw:text-box>
        </draw:frame>
        <draw:frame presentation:style-name="pr2" draw:text-style-name="P9" draw:layer="layout" svg:width="25.199cm" svg:height="9.134cm" svg:x="1.4cm" svg:y="3.682cm" presentation:class="subtitle" presentation:user-transformed="true">
          <draw:text-box>
            <text:p text:style-name="P8"><text:span text:style-name="T4">&gt;&gt;&gt; spam = ['Zophie', 'Pooka', 'Fat-tail', 'Pooka']</text:span></text:p>
            <text:p text:style-name="P8"><text:span text:style-name="T4">&gt;&gt;&gt; spam.index('Pooka')</text:span></text:p>
            <text:p text:style-name="P8"><text:span text:style-name="T4">1</text:span></text:p>
            <text:p text:style-name="P8"><text:span text:style-name="T4">&gt;&gt;&gt; spam = ['cat', 'dog', 'bat']</text:span></text:p>
            <text:p text:style-name="P8"><text:span text:style-name="T4">&gt;&gt;&gt; spam.append('moose')</text:span></text:p>
            <text:p text:style-name="P8"><text:span text:style-name="T4">Lists <text:s text:c="4"/></text:span></text:p>
            <text:p text:style-name="P8"><text:span text:style-name="T4">&gt;&gt;&gt; spam</text:span></text:p>
            <text:p text:style-name="P8"><text:span text:style-name="T4">['cat', 'dog', 'bat', 'moose']</text:span></text:p>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32">
        <draw:frame presentation:style-name="pr6" draw:text-style-name="P5" draw:layer="layout" svg:width="25.199cm" svg:height="12.19cm" svg:x="1.4cm" svg:y="0.628cm" presentation:class="subtitle">
          <draw:text-box>
            <text:p text:style-name="P1">&gt;&gt;&gt; spam = ['cat', 'dog', 'bat']</text:p>
            <text:p text:style-name="P1">&gt;&gt;&gt; spam.insert(1, 'chicken')</text:p>
            <text:p text:style-name="P1">&gt;&gt;&gt; spam</text:p>
            <text:p text:style-name="P1">['cat', 'chicken', 'dog', 'bat']</text:p>
            <text:p text:style-name="P1">&gt;&gt;&gt; spam = ['cat', 'bat', 'rat', 'elephant']</text:p>
            <text:p text:style-name="P1">&gt;&gt;&gt; spam.remove('bat')</text:p>
            <text:p text:style-name="P1">&gt;&gt;&gt; spam</text:p>
            <text:p text:style-name="P1">['cat', 'rat', 'elephant']</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32">
        <draw:frame presentation:style-name="pr6" draw:text-style-name="P5" draw:layer="layout" svg:width="25.199cm" svg:height="12.19cm" svg:x="1.4cm" svg:y="0.628cm" presentation:class="subtitle">
          <draw:text-box>
            <text:p text:style-name="P1">&gt;&gt;&gt; spam = [2, 5, 3.14, 1, -7]</text:p>
            <text:p text:style-name="P1">&gt;&gt;&gt; spam.sort()</text:p>
            <text:p text:style-name="P1">&gt;&gt;&gt; spam</text:p>
            <text:p text:style-name="P1">[-7, 1, 2, 3.14, 5]</text:p>
            <text:p text:style-name="P1">&gt;&gt;&gt; spam.sort(reverse=True)</text:p>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2.629cm" svg:x="1.4cm" svg:y="0.628cm" presentation:class="title" presentation:user-transformed="true">
          <draw:text-box>
            <text:p text:style-name="P12">Basic operations on list</text:p>
          </draw:text-box>
        </draw:frame>
        <draw:frame presentation:style-name="pr2" draw:text-style-name="P4" draw:layer="layout" svg:width="25.199cm" svg:height="9.134cm" svg:x="1.4cm" svg:y="3.685cm" presentation:class="subtitle" presentation:user-transformed="true">
          <draw:text-box>
            <text:list text:style-name="L3">
              <text:list-item>
                <text:p text:style-name="P1">Len – returns length of list</text:p>
              </text:list-item>
              <text:list-item>
                <text:p text:style-name="P1">In – checks if value is present in list</text:p>
              </text:list-item>
              <text:list-item>
                <text:p text:style-name="P1">Not in – checks if value is not present in the list</text:p>
              </text:list-item>
              <text:list-item>
                <text:p text:style-name="P1">Max – returns maximum value from the list</text:p>
              </text:list-item>
              <text:list-item>
                <text:p text:style-name="P1">Min – returns minimum value from the list</text:p>
              </text:list-item>
              <text:list-item>
                <text:p text:style-name="P1">Sum – adds values present in the list</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32">
        <draw:frame presentation:style-name="pr6" draw:text-style-name="P5" draw:layer="layout" svg:width="25.199cm" svg:height="12.19cm" svg:x="1.4cm" svg:y="0.628cm" presentation:class="subtitle">
          <draw:text-box>
            <text:list text:style-name="L3">
              <text:list-header>
                <text:p text:style-name="P13"/>
              </text:list-header>
              <text:list-item>
                <text:p text:style-name="P1">All – returns true if all elements of the list are true or list is empty</text:p>
              </text:list-item>
              <text:list-item>
                <text:p text:style-name="P1">List – converts any iterable to a list</text:p>
              </text:list-item>
              <text:list-item>
                <text:p text:style-name="P1">Sorted – returns a new sorted list. The original list is not separated.</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4T13:49:13.200721202</meta:creation-date>
    <dc:date>2019-08-06T07:56:03.167767937</dc:date>
    <meta:editing-duration>PT10M2S</meta:editing-duration>
    <meta:editing-cycles>2</meta:editing-cycles>
    <meta:generator>LibreOffice/6.0.7.3$Linux_X86_64 LibreOffice_project/00m0$Build-3</meta:generator>
    <meta:document-statistic meta:object-count="104"/>
  </office:meta>
</office:document-meta>
</file>